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b79b" officeooo:paragraph-rsid="0008b79b"/>
    </style:style>
    <style:style style:name="T1" style:family="text">
      <style:text-properties officeooo:rsid="000a89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rn S<text:span text:style-name="T1">o</text:span>nia: <text:span text:style-name="T1">Drawloverlal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3T03:11:57.141834100</meta:creation-date>
    <dc:date>2025-06-03T04:06:14.818861100</dc:date>
    <meta:editing-duration>PT43M27S</meta:editing-duration>
    <meta:editing-cycles>1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1" meta:word-count="3" meta:character-count="27" meta:non-whitespace-character-count="25"/>
  </office:meta>
</office:document-meta>
</file>